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2.18cm"/>
    </style:style>
    <style:style style:name="pr10" style:family="presentation" style:parent-style-name="Default-subtitle">
      <style:graphic-properties draw:fill-color="#ffffff" draw:auto-grow-height="true" fo:min-height="16.256cm"/>
    </style:style>
    <style:style style:name="pr11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20pt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A security review of open source whistle blowing platforms</text:span> <text:line-break/><text:span text:style-name="T2">although it's more of a comparison</text:span><text:line-break/><text:line-break/><text:span text:style-name="T3">DrWhax – campzer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ami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rWhax</text:p>
              </text:list-item>
              <text:list-item>
                <text:p>NoisySquare</text:p>
              </text:list-item>
              <text:list-item>
                <text:p>Co-founder Amsterdam Hackspace (techinc)</text:p>
              </text:list-item>
              <text:list-item>
                <text:p>USEOTR!</text:p>
              </text:list-item>
              <text:list-item>
                <text:p>Free software h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Digital whistleblowing</text:p>
              </text:list-item>
              <text:list-item>
                <text:p>Deaddrop</text:p>
              </text:list-item>
              <text:list-item>
                <text:p>Globaleaks</text:p>
              </text:list-item>
              <text:list-item>
                <text:p>Q/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4">Digital whistle blowing</text:span><text:line-break/><text:span text:style-name="T5">How it started and how it works tod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yptome (NYC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rted in 1996</text:p>
              </text:list-item>
              <text:list-item>
                <text:p>Email/PGP</text:p>
              </text:list-item>
              <text:list-item>
                <text:p>Postal</text:p>
              </text:list-item>
              <text:list-item>
                <text:p>Got hacked multiple ti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Leaks (London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tarted in 2006</text:p>
              </text:list-item>
              <text:list-item>
                <text:p>Developed their own submission platform.</text:p>
              </text:list-item>
              <text:list-item>
                <text:p>Little details are known.</text:p>
              </text:list-item>
              <text:list-item>
                <text:p>Taken off line since 201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leaks (Berlin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rted by ex-WL folks.</text:p>
              </text:list-item>
              <text:list-item>
                <text:p>Uses WL's platform.</text:p>
              </text:list-item>
              <text:list-item>
                <text:p>Not launched till date.</text:p>
              </text:list-item>
              <text:list-item>
                <text:p>Website not online any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ype after cablegat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rishleaks</text:p>
              </text:list-item>
              <text:list-item>
                <text:p>Bruxellesleaks</text:p>
              </text:list-item>
              <text:list-item>
                <text:p>Greenleaks</text:p>
              </text:list-item>
              <text:list-item>
                <text:p>No open sourc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eaks (Netherlands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28~ dutch media partners.</text:p>
              </text:list-item>
              <text:list-item>
                <text:p>Built on Globaleaks.</text:p>
              </text:list-item>
              <text:list-item>
                <text:p>Working via TorHS.</text:p>
              </text:list-item>
              <text:list-item>
                <text:p>Files encrypted with PGP 4096b</text:p>
              </text:list-item>
              <text:list-item>
                <text:p>Own laptop with Tai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4">Deaddrop</text:span><text:line-break/><text:span text:style-name="T6">R.I.P. Aaron Swar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drop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GNU Affero General Public License</text:p>
              </text:list-item>
              <text:list-item>
                <text:p>Used by New Yorker</text:p>
              </text:list-item>
              <text:list-item>
                <text:p>Written in Python</text:p>
              </text:list-item>
              <text:list-item>
                <text:p>Only accessible over a TorHS</text:p>
              </text:list-item>
              <text:list-item>
                <text:p>Messagebox between WB/JN</text:p>
              </text:list-item>
              <text:list-item>
                <text:p>One use c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stic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eaddrop = ~500 loc</text:p>
              </text:list-item>
              <text:list-item>
                <text:p>Python+HTML templa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Hardware requir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1. You will need 3 computers with the hard drives still installed <text:s/></text:p>
              </text:list-item>
              <text:list-item>
                <text:p>2. You will need 1 computer shell (a computer with the hard drive removed) <text:s/></text:p>
              </text:list-item>
              <text:list-item>
                <text:p>3. You will need 3 USB sticks with Tails the Amnesiac Incognito Live System installed <text:s/></text:p>
              </text:list-item>
              <text:list-item>
                <text:p>4. You will need 2 USB sticks for transferring files <text:s/></text:p>
              </text:list-item>
              <text:list-item>
                <text:p>5. You will need 1 USB stick for storing the applications PGP private key <text:s/></text:p>
              </text:list-item>
              <text:list-item>
                <text:p>6. <text:span text:style-name="T7">A USB stick</text:span> will be needed for each journalist for storing their personnel PGP private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n OpenPGP card + reader = ~40 euro</text:p>
              </text:list-item>
              <text:list-item>
                <text:p>Safer than a random USB-stick with key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irewall</text:p>
              </text:list-item>
              <text:list-item>
                <text:p>VPN</text:p>
              </text:list-item>
              <text:list-item>
                <text:p>Whistleblower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Generating the C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32cm" presentation:class="title" presentation:placeholder="true" presentation:user-transformed="true">
          <draw:text-box/>
        </draw:frame>
        <draw:frame presentation:style-name="pr4" draw:text-style-name="P2" draw:layer="layout" svg:width="24.639cm" svg:height="12.18cm" svg:x="1.4cm" svg:y="4.914cm" presentation:class="outline">
          <draw:text-box>
            <text:list text:style-name="L2">
              <text:list-item>
                <text:p><text:span text:style-name="T8">“</text:span><text:span text:style-name="T8">The journalist's interface uses ssl certificates for transport encryption and authentication that will be generated on the Local CA USB stick.”</text:span><text:span text:style-name="T8"><text:line-break/></text:span><text:span text:style-name="T8"/></text:p>
              </text:list-item>
              <text:list-item>
                <text:p><text:span text:style-name="T9">Again, no token used.</text:span></text:p>
              </text:list-item>
              <text:list-item>
                <text:p><text:span text:style-name="T9">Whistle blowing infrastructure on the chea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ppet scrip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uppet-master pushes configuration.</text:p>
              </text:list-item>
              <text:list-item>
                <text:p>Config have some quirk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r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or config weird (Leaks DNS?)</text:p>
              </text:list-item>
              <text:list-item>
                <text:p>Downloads python eggs without checksums.</text:p>
              </text:list-item>
              <text:list-item>
                <text:p>Newest pip should be used to authenticate. (?)</text:p>
              </text:list-item>
              <text:list-item>
                <text:p>No XSRF/X-Frame/X-content/CS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r config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RunAsDaemon 1</text:p>
            <text:p>HiddenServiceDir /var/lib/tor/hidden_service/</text:p>
            <text:p>HiddenServicePort 80 127.0.0.1:8080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irtualAddrNetwork 10.23.47.0/10</text:p>
              </text:list-item>
              <text:list-item>
                <text:p>AutomapHostsOnResolve 1</text:p>
              </text:list-item>
              <text:list-item>
                <text:p>TransPort 9040</text:p>
              </text:list-item>
              <text:list-item>
                <text:p>TransListenAddress 127.0.0.1</text:p>
              </text:list-item>
              <text:list-item>
                <text:p>DNSPort 5353</text:p>
              </text:list-item>
              <text:list-item>
                <text:p>DNSListenAddress 127.0.0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Secure-Viewing-System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buntu liveCD</text:p>
              </text:list-item>
              <text:list-item>
                <text:p>No memory wiping.</text:p>
              </text:list-item>
              <text:list-item>
                <text:p>GPG key on usb-stick → decry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 actual Secure-viewing-system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se Tail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obalea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GNU Affero General Public License</text:p>
              </text:list-item>
              <text:list-item>
                <text:p>Many use cases</text:p>
              </text:list-item>
              <text:list-item>
                <text:p>Mostly Python</text:p>
              </text:list-item>
              <text:list-item>
                <text:p>Globaleaks</text:p>
              </text:list-item>
              <text:list-item>
                <text:p>Only runs under Ubuntu 12.04.x server.</text:p>
              </text:list-item>
              <text:list-item>
                <text:p>Non profit; Hermes Ce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Infrastru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Globaleaks + Tor2web</text:p>
            <text:p>(two nodes or more)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layer="layout" svg:width="24.639cm" svg:height="12.18cm" svg:x="1.4cm" svg:y="4.914cm" presentation:class="subtitle">
          <draw:text-box>
            <text:p>GlobaLeaks is an open source project aimed at creating a worldwide, anonymous, censorship-resistant, distributed whistleblowing platform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tributed?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Leaks nor Node are distributed.</text:p>
              </text:list-item>
              <text:list-item>
                <text:p>Only one Globaleaks node</text:p>
              </text:list-item>
              <text:list-item>
                <text:p>Only accessible over Tor Hidden 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Backen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ncrypts files with 4096B RSA</text:p>
              </text:list-item>
              <text:list-item>
                <text:p>Mainly Python.</text:p>
              </text:list-item>
              <text:list-item>
                <text:p>Scales to unlimited receivers</text:p>
              </text:list-item>
              <text:list-item>
                <text:p>Node admin needs to be trusted</text:p>
              </text:list-item>
              <text:list-item>
                <text:p>Only works on Ubuntu 12.04.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y default the Receipt generated by the system for a Whistleblower is a 10 digit number (providing ~34 bits of entropy).</text:p>
              </text:list-item>
              <text:list-item>
                <text:p>We store the Receivers password hashed with a random 128 bit salt, unique for each user. The salt is obtained hashing with SHA512 the receiver usern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r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No metadata clean-up</text:p>
              </text:list-item>
              <text:list-item>
                <text:p>Timing correlation</text:p>
              </text:list-item>
              <text:list-item>
                <text:p>Proxy det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0" draw:text-style-name="P3" draw:layer="layout" svg:width="25.199cm" svg:height="16.256cm" svg:x="1.4cm" svg:y="0.837cm" presentation:class="subtitle">
          <draw:text-box>
            <text:list text:style-name="L1">
              <text:list-header>
                <text:p text:style-name="P3">Tor2Web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ython!</text:p>
              </text:list-item>
              <text:list-item>
                <text:p>Access TorHS's without installing Tor.</text:p>
              </text:list-item>
              <text:list-item>
                <text:p>Accessible over SSL.</text:p>
              </text:list-item>
              <text:list-item>
                <text:p>Confidential not anonymous.</text:p>
              </text:list-item>
              <text:list-item>
                <text:p>Scale up to thousands of n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r2Web dummymod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umbproxies.</text:p>
              </text:list-item>
              <text:list-item>
                <text:p>Created because of the Tor botnet.</text:p>
              </text:list-item>
              <text:list-item>
                <text:p>Tor2web+Rinetd+Stu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cases for Globalea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edia outlet</text:p>
              </text:list-item>
              <text:list-item>
                <text:p>Corporate compliance</text:p>
              </text:list-item>
              <text:list-item>
                <text:p>Government tax whistleblowing</text:p>
              </text:list-item>
              <text:list-item>
                <text:p>Local municipal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r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or2web → Tor manually compiled</text:p>
              </text:list-item>
              <text:list-item>
                <text:p>Globaleaks → codebase cleanu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GP Key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ub <text:s/>1024D/C6765430 2009-08-25 vecna &lt;<text:a xlink:href="mailto:vecna@s0ftpj.org" xlink:type="simple">vecna@s0ftpj.org</text:a></text:p>
              </text:list-item>
              <text:list-item>
                <text:p>pub <text:s/>1024D/D9A950DE 2009-05-10<text:a xlink:href="mailto:giovanni.pellerano@evilaliv3.org" xlink:type="simple">giovanni.pellerano@evilaliv3.org</text:a>&gt;</text:p>
              </text:list-item>
              <text:list-item>
                <text:p text:style-name="P4">pub <text:s/>1024D/47434BE7 2004-11-17 Fabio Pietrosanti &lt;<text:a xlink:href="mailto:fabio@pietrosanti.it" xlink:type="simple">fabio@pietrosanti.it</text:a>&gt;</text:p>
              </text:list-item>
              <text:list-item>
                <text:p text:style-name="P4">pub <text:s/>1024D/F3B6BC10 1999-12-13 Matteo G.P. Flora &lt;lk@lastknight.com&gt;<text:line-break/><text:line-break/></text:p>
                <text:p text:style-name="P5">w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ich one to choose?</text:p>
          </draw:text-box>
        </draw:frame>
        <draw:frame presentation:style-name="pr10" draw:text-style-name="P3" draw:layer="layout" svg:width="25.199cm" svg:height="16.256cm" svg:x="1.4cm" svg:y="0.837cm" presentation:class="subtitle">
          <draw:text-box>
            <text:list text:style-name="L1">
              <text:list-header>
                <text:p text:style-name="P3">Depending on the use case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ciety</text:p>
          </draw:text-box>
        </draw:frame>
        <draw:frame presentation:style-name="pr10" draw:text-style-name="P3" draw:layer="layout" svg:width="25.199cm" svg:height="16.256cm" svg:x="1.4cm" svg:y="0.837cm" presentation:class="subtitle">
          <draw:text-box>
            <text:list text:style-name="L1">
              <text:list-header>
                <text:p text:style-name="P3">Hack the system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/A</text:p>
          </draw:text-box>
        </draw:frame>
        <draw:frame presentation:style-name="pr11" draw:layer="layout" svg:width="24.639cm" svg:height="12.18cm" svg:x="1.4cm" svg:y="4.914cm" presentation:class="subtitle">
          <draw:text-box>
            <text:p><text:span text:style-name="T3">Free our political prisoners.</text:span></text:p>
            <text:p><text:span text:style-name="T10"/></text:p>
            <text:p><text:span text:style-name="T10">drwhax @ 2600nl.net</text:span></text:p>
            <text:p><text:span text:style-name="T10">PGP: 2976 FD1A 2ABE FB14 3907 58CE B739 2967 EA80 1D02</text:span></text:p>
            <text:p><text:span text:style-name="T10"/></text:p>
            <text:p><text:span text:style-name="T10">drwhax @ jabber.ccc.de</text:span></text:p>
            <text:p><text:span text:style-name="T10">Fingerprint: 79C9BECD 4841247F 7318BD12 8CFD6413 5476FE92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9T22:11:23</meta:creation-date>
    <dc:date>2013-10-02T10:28:41.671675984</dc:date>
    <meta:editing-duration>P2DT2H1M24S</meta:editing-duration>
    <meta:editing-cycles>35</meta:editing-cycles>
    <meta:generator>LibreOffice/4.1.1.2$Linux_X86_64 LibreOffice_project/7e4286b58adc75a14f6d83f53a03b6c11fa2903</meta:generator>
    <meta:document-statistic meta:object-count="177"/>
  </office:meta>
</office:document-meta>
</file>